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</table:table-row>
        <table:table-row table:style-name="ro1">
          <table:table-cell table:number-columns-repeated="2" office:value-type="float" office:value="0.254846" calcext:value-type="float">
            <text:p>0.254846</text:p>
          </table:table-cell>
        </table:table-row>
        <table:table-row table:style-name="ro1">
          <table:table-cell office:value-type="float" office:value="0.254846" calcext:value-type="float">
            <text:p>0.254846</text:p>
          </table:table-cell>
          <table:table-cell office:value-type="float" office:value="0.127423" calcext:value-type="float">
            <text:p>0.127423</text:p>
          </table:table-cell>
        </table:table-row>
        <table:table-row table:style-name="ro1">
          <table:table-cell office:value-type="float" office:value="0.254846" calcext:value-type="float">
            <text:p>0.254846</text:p>
          </table:table-cell>
          <table:table-cell office:value-type="float" office:value="0.0849488" calcext:value-type="float">
            <text:p>0.0849488</text:p>
          </table:table-cell>
        </table:table-row>
        <table:table-row table:style-name="ro1">
          <table:table-cell office:value-type="float" office:value="0.254846" calcext:value-type="float">
            <text:p>0.254846</text:p>
          </table:table-cell>
          <table:table-cell office:value-type="float" office:value="0.0637116" calcext:value-type="float">
            <text:p>0.0637116</text:p>
          </table:table-cell>
        </table:table-row>
        <table:table-row table:style-name="ro1">
          <table:table-cell office:value-type="float" office:value="0.254846" calcext:value-type="float">
            <text:p>0.254846</text:p>
          </table:table-cell>
          <table:table-cell office:value-type="float" office:value="0.0509693" calcext:value-type="float">
            <text:p>0.0509693</text:p>
          </table:table-cell>
        </table:table-row>
        <table:table-row table:style-name="ro1">
          <table:table-cell office:value-type="float" office:value="0.624499" calcext:value-type="float">
            <text:p>0.624499</text:p>
          </table:table-cell>
          <table:table-cell office:value-type="float" office:value="0.104083" calcext:value-type="float">
            <text:p>0.104083</text:p>
          </table:table-cell>
        </table:table-row>
        <table:table-row table:style-name="ro1">
          <table:table-cell office:value-type="float" office:value="0.624499" calcext:value-type="float">
            <text:p>0.624499</text:p>
          </table:table-cell>
          <table:table-cell office:value-type="float" office:value="0.0892141" calcext:value-type="float">
            <text:p>0.0892141</text:p>
          </table:table-cell>
        </table:table-row>
        <table:table-row table:style-name="ro1">
          <table:table-cell office:value-type="float" office:value="0.624499" calcext:value-type="float">
            <text:p>0.624499</text:p>
          </table:table-cell>
          <table:table-cell office:value-type="float" office:value="0.0780624" calcext:value-type="float">
            <text:p>0.0780624</text:p>
          </table:table-cell>
        </table:table-row>
        <table:table-row table:style-name="ro1">
          <table:table-cell office:value-type="float" office:value="0.624499" calcext:value-type="float">
            <text:p>0.624499</text:p>
          </table:table-cell>
          <table:table-cell office:value-type="float" office:value="0.0693888" calcext:value-type="float">
            <text:p>0.0693888</text:p>
          </table:table-cell>
        </table:table-row>
        <table:table-row table:style-name="ro1">
          <table:table-cell office:value-type="float" office:value="0.624499" calcext:value-type="float">
            <text:p>0.624499</text:p>
          </table:table-cell>
          <table:table-cell office:value-type="float" office:value="0.0624499" calcext:value-type="float">
            <text:p>0.0624499</text:p>
          </table:table-cell>
        </table:table-row>
        <table:table-row table:style-name="ro1">
          <table:table-cell office:value-type="float" office:value="0.624499" calcext:value-type="float">
            <text:p>0.624499</text:p>
          </table:table-cell>
          <table:table-cell office:value-type="float" office:value="0.0567726" calcext:value-type="float">
            <text:p>0.0567726</text:p>
          </table:table-cell>
        </table:table-row>
        <table:table-row table:style-name="ro1">
          <table:table-cell office:value-type="float" office:value="0.624499" calcext:value-type="float">
            <text:p>0.624499</text:p>
          </table:table-cell>
          <table:table-cell office:value-type="float" office:value="0.0520416" calcext:value-type="float">
            <text:p>0.0520416</text:p>
          </table:table-cell>
        </table:table-row>
        <table:table-row table:style-name="ro1">
          <table:table-cell office:value-type="float" office:value="0.624499" calcext:value-type="float">
            <text:p>0.624499</text:p>
          </table:table-cell>
          <table:table-cell office:value-type="float" office:value="0.0480384" calcext:value-type="float">
            <text:p>0.0480384</text:p>
          </table:table-cell>
        </table:table-row>
        <table:table-row table:style-name="ro1">
          <table:table-cell office:value-type="float" office:value="0.624499" calcext:value-type="float">
            <text:p>0.624499</text:p>
          </table:table-cell>
          <table:table-cell office:value-type="float" office:value="0.0446071" calcext:value-type="float">
            <text:p>0.0446071</text:p>
          </table:table-cell>
        </table:table-row>
        <table:table-row table:style-name="ro1">
          <table:table-cell office:value-type="float" office:value="0.624499" calcext:value-type="float">
            <text:p>0.624499</text:p>
          </table:table-cell>
          <table:table-cell office:value-type="float" office:value="0.0416333" calcext:value-type="float">
            <text:p>0.0416333</text:p>
          </table:table-cell>
        </table:table-row>
        <table:table-row table:style-name="ro1">
          <table:table-cell office:value-type="float" office:value="0.624499" calcext:value-type="float">
            <text:p>0.624499</text:p>
          </table:table-cell>
          <table:table-cell office:value-type="float" office:value="0.0390312" calcext:value-type="float">
            <text:p>0.0390312</text:p>
          </table:table-cell>
        </table:table-row>
        <table:table-row table:style-name="ro1">
          <table:table-cell office:value-type="float" office:value="0.624499" calcext:value-type="float">
            <text:p>0.624499</text:p>
          </table:table-cell>
          <table:table-cell office:value-type="float" office:value="0.0367352" calcext:value-type="float">
            <text:p>0.0367352</text:p>
          </table:table-cell>
        </table:table-row>
        <table:table-row table:style-name="ro1">
          <table:table-cell office:value-type="float" office:value="0.624499" calcext:value-type="float">
            <text:p>0.624499</text:p>
          </table:table-cell>
          <table:table-cell office:value-type="float" office:value="0.0346944" calcext:value-type="float">
            <text:p>0.0346944</text:p>
          </table:table-cell>
        </table:table-row>
        <table:table-row table:style-name="ro1">
          <table:table-cell office:value-type="float" office:value="0.624499" calcext:value-type="float">
            <text:p>0.624499</text:p>
          </table:table-cell>
          <table:table-cell office:value-type="float" office:value="0.0328684" calcext:value-type="float">
            <text:p>0.0328684</text:p>
          </table:table-cell>
        </table:table-row>
        <table:table-row table:style-name="ro1">
          <table:table-cell office:value-type="float" office:value="0.624499" calcext:value-type="float">
            <text:p>0.624499</text:p>
          </table:table-cell>
          <table:table-cell office:value-type="float" office:value="0.0312249" calcext:value-type="float">
            <text:p>0.0312249</text:p>
          </table:table-cell>
        </table:table-row>
        <table:table-row table:style-name="ro1">
          <table:table-cell office:value-type="float" office:value="0.624499" calcext:value-type="float">
            <text:p>0.624499</text:p>
          </table:table-cell>
          <table:table-cell office:value-type="float" office:value="0.029738" calcext:value-type="float">
            <text:p>0.029738</text:p>
          </table:table-cell>
        </table:table-row>
        <table:table-row table:style-name="ro1">
          <table:table-cell office:value-type="float" office:value="0.624499" calcext:value-type="float">
            <text:p>0.624499</text:p>
          </table:table-cell>
          <table:table-cell office:value-type="float" office:value="0.0283863" calcext:value-type="float">
            <text:p>0.0283863</text:p>
          </table:table-cell>
        </table:table-row>
        <table:table-row table:style-name="ro1">
          <table:table-cell office:value-type="float" office:value="0.624499" calcext:value-type="float">
            <text:p>0.624499</text:p>
          </table:table-cell>
          <table:table-cell office:value-type="float" office:value="0.0271521" calcext:value-type="float">
            <text:p>0.0271521</text:p>
          </table:table-cell>
        </table:table-row>
        <table:table-row table:style-name="ro1">
          <table:table-cell office:value-type="float" office:value="0.624499" calcext:value-type="float">
            <text:p>0.624499</text:p>
          </table:table-cell>
          <table:table-cell office:value-type="float" office:value="0.0260208" calcext:value-type="float">
            <text:p>0.0260208</text:p>
          </table:table-cell>
        </table:table-row>
        <table:table-row table:style-name="ro1">
          <table:table-cell office:value-type="float" office:value="0.624499" calcext:value-type="float">
            <text:p>0.624499</text:p>
          </table:table-cell>
          <table:table-cell office:value-type="float" office:value="0.02498" calcext:value-type="float">
            <text:p>0.02498</text:p>
          </table:table-cell>
        </table:table-row>
        <table:table-row table:style-name="ro1">
          <table:table-cell office:value-type="float" office:value="0.624499" calcext:value-type="float">
            <text:p>0.624499</text:p>
          </table:table-cell>
          <table:table-cell office:value-type="float" office:value="0.0240192" calcext:value-type="float">
            <text:p>0.0240192</text:p>
          </table:table-cell>
        </table:table-row>
        <table:table-row table:style-name="ro1">
          <table:table-cell office:value-type="float" office:value="0.624499" calcext:value-type="float">
            <text:p>0.624499</text:p>
          </table:table-cell>
          <table:table-cell office:value-type="float" office:value="0.0231296" calcext:value-type="float">
            <text:p>0.0231296</text:p>
          </table:table-cell>
        </table:table-row>
        <table:table-row table:style-name="ro1">
          <table:table-cell office:value-type="float" office:value="0.624499" calcext:value-type="float">
            <text:p>0.624499</text:p>
          </table:table-cell>
          <table:table-cell office:value-type="float" office:value="0.0223035" calcext:value-type="float">
            <text:p>0.0223035</text:p>
          </table:table-cell>
        </table:table-row>
        <table:table-row table:style-name="ro1">
          <table:table-cell office:value-type="float" office:value="0.624499" calcext:value-type="float">
            <text:p>0.624499</text:p>
          </table:table-cell>
          <table:table-cell office:value-type="float" office:value="0.0215344" calcext:value-type="float">
            <text:p>0.0215344</text:p>
          </table:table-cell>
        </table:table-row>
        <table:table-row table:style-name="ro1">
          <table:table-cell office:value-type="float" office:value="0.624499" calcext:value-type="float">
            <text:p>0.624499</text:p>
          </table:table-cell>
          <table:table-cell office:value-type="float" office:value="0.0208166" calcext:value-type="float">
            <text:p>0.0208166</text:p>
          </table:table-cell>
        </table:table-row>
        <table:table-row table:style-name="ro1">
          <table:table-cell office:value-type="float" office:value="0.893118" calcext:value-type="float">
            <text:p>0.893118</text:p>
          </table:table-cell>
          <table:table-cell office:value-type="float" office:value="0.0288103" calcext:value-type="float">
            <text:p>0.0288103</text:p>
          </table:table-cell>
        </table:table-row>
        <table:table-row table:style-name="ro1">
          <table:table-cell office:value-type="float" office:value="0.893118" calcext:value-type="float">
            <text:p>0.893118</text:p>
          </table:table-cell>
          <table:table-cell office:value-type="float" office:value="0.0279099" calcext:value-type="float">
            <text:p>0.0279099</text:p>
          </table:table-cell>
        </table:table-row>
        <table:table-row table:style-name="ro1">
          <table:table-cell office:value-type="float" office:value="0.893118" calcext:value-type="float">
            <text:p>0.893118</text:p>
          </table:table-cell>
          <table:table-cell office:value-type="float" office:value="0.0270642" calcext:value-type="float">
            <text:p>0.0270642</text:p>
          </table:table-cell>
        </table:table-row>
        <table:table-row table:style-name="ro1">
          <table:table-cell office:value-type="float" office:value="0.893118" calcext:value-type="float">
            <text:p>0.893118</text:p>
          </table:table-cell>
          <table:table-cell office:value-type="float" office:value="0.0262682" calcext:value-type="float">
            <text:p>0.0262682</text:p>
          </table:table-cell>
        </table:table-row>
        <table:table-row table:style-name="ro1">
          <table:table-cell office:value-type="float" office:value="0.893118" calcext:value-type="float">
            <text:p>0.893118</text:p>
          </table:table-cell>
          <table:table-cell office:value-type="float" office:value="0.0255177" calcext:value-type="float">
            <text:p>0.0255177</text:p>
          </table:table-cell>
        </table:table-row>
        <table:table-row table:style-name="ro1">
          <table:table-cell office:value-type="float" office:value="0.893118" calcext:value-type="float">
            <text:p>0.893118</text:p>
          </table:table-cell>
          <table:table-cell office:value-type="float" office:value="0.0248088" calcext:value-type="float">
            <text:p>0.0248088</text:p>
          </table:table-cell>
        </table:table-row>
        <table:table-row table:style-name="ro1">
          <table:table-cell office:value-type="float" office:value="0.893118" calcext:value-type="float">
            <text:p>0.893118</text:p>
          </table:table-cell>
          <table:table-cell office:value-type="float" office:value="0.0241383" calcext:value-type="float">
            <text:p>0.0241383</text:p>
          </table:table-cell>
        </table:table-row>
        <table:table-row table:style-name="ro1">
          <table:table-cell office:value-type="float" office:value="0.893118" calcext:value-type="float">
            <text:p>0.893118</text:p>
          </table:table-cell>
          <table:table-cell office:value-type="float" office:value="0.0235031" calcext:value-type="float">
            <text:p>0.0235031</text:p>
          </table:table-cell>
        </table:table-row>
        <table:table-row table:style-name="ro1">
          <table:table-cell office:value-type="float" office:value="0.893118" calcext:value-type="float">
            <text:p>0.893118</text:p>
          </table:table-cell>
          <table:table-cell office:value-type="float" office:value="0.0229005" calcext:value-type="float">
            <text:p>0.0229005</text:p>
          </table:table-cell>
        </table:table-row>
        <table:table-row table:style-name="ro1">
          <table:table-cell office:value-type="float" office:value="0.893118" calcext:value-type="float">
            <text:p>0.893118</text:p>
          </table:table-cell>
          <table:table-cell office:value-type="float" office:value="0.022328" calcext:value-type="float">
            <text:p>0.022328</text:p>
          </table:table-cell>
        </table:table-row>
        <table:table-row table:style-name="ro1">
          <table:table-cell office:value-type="float" office:value="0.893118" calcext:value-type="float">
            <text:p>0.893118</text:p>
          </table:table-cell>
          <table:table-cell office:value-type="float" office:value="0.0217834" calcext:value-type="float">
            <text:p>0.0217834</text:p>
          </table:table-cell>
        </table:table-row>
        <table:table-row table:style-name="ro1">
          <table:table-cell office:value-type="float" office:value="0.893118" calcext:value-type="float">
            <text:p>0.893118</text:p>
          </table:table-cell>
          <table:table-cell office:value-type="float" office:value="0.0212647" calcext:value-type="float">
            <text:p>0.0212647</text:p>
          </table:table-cell>
        </table:table-row>
        <table:table-row table:style-name="ro1">
          <table:table-cell office:value-type="float" office:value="0.893118" calcext:value-type="float">
            <text:p>0.893118</text:p>
          </table:table-cell>
          <table:table-cell office:value-type="float" office:value="0.0207702" calcext:value-type="float">
            <text:p>0.0207702</text:p>
          </table:table-cell>
        </table:table-row>
        <table:table-row table:style-name="ro1">
          <table:table-cell office:value-type="float" office:value="0.893118" calcext:value-type="float">
            <text:p>0.893118</text:p>
          </table:table-cell>
          <table:table-cell office:value-type="float" office:value="0.0202981" calcext:value-type="float">
            <text:p>0.0202981</text:p>
          </table:table-cell>
        </table:table-row>
        <table:table-row table:style-name="ro1">
          <table:table-cell office:value-type="float" office:value="0.893118" calcext:value-type="float">
            <text:p>0.893118</text:p>
          </table:table-cell>
          <table:table-cell office:value-type="float" office:value="0.0198471" calcext:value-type="float">
            <text:p>0.0198471</text:p>
          </table:table-cell>
        </table:table-row>
        <table:table-row table:style-name="ro1">
          <table:table-cell office:value-type="float" office:value="0.893118" calcext:value-type="float">
            <text:p>0.893118</text:p>
          </table:table-cell>
          <table:table-cell office:value-type="float" office:value="0.0194156" calcext:value-type="float">
            <text:p>0.0194156</text:p>
          </table:table-cell>
        </table:table-row>
        <table:table-row table:style-name="ro1">
          <table:table-cell office:value-type="float" office:value="0.893118" calcext:value-type="float">
            <text:p>0.893118</text:p>
          </table:table-cell>
          <table:table-cell office:value-type="float" office:value="0.0190025" calcext:value-type="float">
            <text:p>0.0190025</text:p>
          </table:table-cell>
        </table:table-row>
        <table:table-row table:style-name="ro1">
          <table:table-cell office:value-type="float" office:value="0.893118" calcext:value-type="float">
            <text:p>0.893118</text:p>
          </table:table-cell>
          <table:table-cell office:value-type="float" office:value="0.0186066" calcext:value-type="float">
            <text:p>0.0186066</text:p>
          </table:table-cell>
        </table:table-row>
        <table:table-row table:style-name="ro1">
          <table:table-cell office:value-type="float" office:value="0.893118" calcext:value-type="float">
            <text:p>0.893118</text:p>
          </table:table-cell>
          <table:table-cell office:value-type="float" office:value="0.0182269" calcext:value-type="float">
            <text:p>0.0182269</text:p>
          </table:table-cell>
        </table:table-row>
        <table:table-row table:style-name="ro1">
          <table:table-cell office:value-type="float" office:value="0.893118" calcext:value-type="float">
            <text:p>0.893118</text:p>
          </table:table-cell>
          <table:table-cell office:value-type="float" office:value="0.0178624" calcext:value-type="float">
            <text:p>0.0178624</text:p>
          </table:table-cell>
        </table:table-row>
        <table:table-row table:style-name="ro1">
          <table:table-cell office:value-type="float" office:value="0.893118" calcext:value-type="float">
            <text:p>0.893118</text:p>
          </table:table-cell>
          <table:table-cell office:value-type="float" office:value="0.0175121" calcext:value-type="float">
            <text:p>0.0175121</text:p>
          </table:table-cell>
        </table:table-row>
        <table:table-row table:style-name="ro1">
          <table:table-cell office:value-type="float" office:value="0.893118" calcext:value-type="float">
            <text:p>0.893118</text:p>
          </table:table-cell>
          <table:table-cell office:value-type="float" office:value="0.0171754" calcext:value-type="float">
            <text:p>0.0171754</text:p>
          </table:table-cell>
        </table:table-row>
        <table:table-row table:style-name="ro1">
          <table:table-cell office:value-type="float" office:value="0.893118" calcext:value-type="float">
            <text:p>0.893118</text:p>
          </table:table-cell>
          <table:table-cell office:value-type="float" office:value="0.0168513" calcext:value-type="float">
            <text:p>0.0168513</text:p>
          </table:table-cell>
        </table:table-row>
        <table:table-row table:style-name="ro1">
          <table:table-cell office:value-type="float" office:value="0.893118" calcext:value-type="float">
            <text:p>0.893118</text:p>
          </table:table-cell>
          <table:table-cell office:value-type="float" office:value="0.0165392" calcext:value-type="float">
            <text:p>0.0165392</text:p>
          </table:table-cell>
        </table:table-row>
        <table:table-row table:style-name="ro1">
          <table:table-cell office:value-type="float" office:value="0.893118" calcext:value-type="float">
            <text:p>0.893118</text:p>
          </table:table-cell>
          <table:table-cell office:value-type="float" office:value="0.0162385" calcext:value-type="float">
            <text:p>0.0162385</text:p>
          </table:table-cell>
        </table:table-row>
        <table:table-row table:style-name="ro1">
          <table:table-cell office:value-type="float" office:value="0.893118" calcext:value-type="float">
            <text:p>0.893118</text:p>
          </table:table-cell>
          <table:table-cell office:value-type="float" office:value="0.0159485" calcext:value-type="float">
            <text:p>0.0159485</text:p>
          </table:table-cell>
        </table:table-row>
        <table:table-row table:style-name="ro1">
          <table:table-cell office:value-type="float" office:value="0.893118" calcext:value-type="float">
            <text:p>0.893118</text:p>
          </table:table-cell>
          <table:table-cell office:value-type="float" office:value="0.0156687" calcext:value-type="float">
            <text:p>0.0156687</text:p>
          </table:table-cell>
        </table:table-row>
        <table:table-row table:style-name="ro1">
          <table:table-cell office:value-type="float" office:value="0.893118" calcext:value-type="float">
            <text:p>0.893118</text:p>
          </table:table-cell>
          <table:table-cell office:value-type="float" office:value="0.0153986" calcext:value-type="float">
            <text:p>0.0153986</text:p>
          </table:table-cell>
        </table:table-row>
        <table:table-row table:style-name="ro1">
          <table:table-cell office:value-type="float" office:value="0.893118" calcext:value-type="float">
            <text:p>0.893118</text:p>
          </table:table-cell>
          <table:table-cell office:value-type="float" office:value="0.0151376" calcext:value-type="float">
            <text:p>0.0151376</text:p>
          </table:table-cell>
        </table:table-row>
        <table:table-row table:style-name="ro1">
          <table:table-cell office:value-type="float" office:value="0.893118" calcext:value-type="float">
            <text:p>0.893118</text:p>
          </table:table-cell>
          <table:table-cell office:value-type="float" office:value="0.0148853" calcext:value-type="float">
            <text:p>0.0148853</text:p>
          </table:table-cell>
        </table:table-row>
        <table:table-row table:style-name="ro1">
          <table:table-cell office:value-type="float" office:value="0.893118" calcext:value-type="float">
            <text:p>0.893118</text:p>
          </table:table-cell>
          <table:table-cell office:value-type="float" office:value="0.0146413" calcext:value-type="float">
            <text:p>0.0146413</text:p>
          </table:table-cell>
        </table:table-row>
        <table:table-row table:style-name="ro1">
          <table:table-cell office:value-type="float" office:value="0.893118" calcext:value-type="float">
            <text:p>0.893118</text:p>
          </table:table-cell>
          <table:table-cell office:value-type="float" office:value="0.0144051" calcext:value-type="float">
            <text:p>0.0144051</text:p>
          </table:table-cell>
        </table:table-row>
        <table:table-row table:style-name="ro1">
          <table:table-cell office:value-type="float" office:value="0.893118" calcext:value-type="float">
            <text:p>0.893118</text:p>
          </table:table-cell>
          <table:table-cell office:value-type="float" office:value="0.0141765" calcext:value-type="float">
            <text:p>0.0141765</text:p>
          </table:table-cell>
        </table:table-row>
        <table:table-row table:style-name="ro1">
          <table:table-cell office:value-type="float" office:value="0.893118" calcext:value-type="float">
            <text:p>0.893118</text:p>
          </table:table-cell>
          <table:table-cell office:value-type="float" office:value="0.013955" calcext:value-type="float">
            <text:p>0.013955</text:p>
          </table:table-cell>
        </table:table-row>
        <table:table-row table:style-name="ro1">
          <table:table-cell office:value-type="float" office:value="0.893118" calcext:value-type="float">
            <text:p>0.893118</text:p>
          </table:table-cell>
          <table:table-cell office:value-type="float" office:value="0.0137403" calcext:value-type="float">
            <text:p>0.0137403</text:p>
          </table:table-cell>
        </table:table-row>
        <table:table-row table:style-name="ro1">
          <table:table-cell office:value-type="float" office:value="0.893118" calcext:value-type="float">
            <text:p>0.893118</text:p>
          </table:table-cell>
          <table:table-cell office:value-type="float" office:value="0.0135321" calcext:value-type="float">
            <text:p>0.0135321</text:p>
          </table:table-cell>
        </table:table-row>
        <table:table-row table:style-name="ro1">
          <table:table-cell office:value-type="float" office:value="0.893118" calcext:value-type="float">
            <text:p>0.893118</text:p>
          </table:table-cell>
          <table:table-cell office:value-type="float" office:value="0.0133301" calcext:value-type="float">
            <text:p>0.0133301</text:p>
          </table:table-cell>
        </table:table-row>
        <table:table-row table:style-name="ro1">
          <table:table-cell office:value-type="float" office:value="0.893118" calcext:value-type="float">
            <text:p>0.893118</text:p>
          </table:table-cell>
          <table:table-cell office:value-type="float" office:value="0.0131341" calcext:value-type="float">
            <text:p>0.0131341</text:p>
          </table:table-cell>
        </table:table-row>
        <table:table-row table:style-name="ro1">
          <table:table-cell office:value-type="float" office:value="0.893118" calcext:value-type="float">
            <text:p>0.893118</text:p>
          </table:table-cell>
          <table:table-cell office:value-type="float" office:value="0.0129437" calcext:value-type="float">
            <text:p>0.0129437</text:p>
          </table:table-cell>
        </table:table-row>
        <table:table-row table:style-name="ro1">
          <table:table-cell office:value-type="float" office:value="0.893118" calcext:value-type="float">
            <text:p>0.893118</text:p>
          </table:table-cell>
          <table:table-cell office:value-type="float" office:value="0.0127588" calcext:value-type="float">
            <text:p>0.0127588</text:p>
          </table:table-cell>
        </table:table-row>
        <table:table-row table:style-name="ro1">
          <table:table-cell office:value-type="float" office:value="0.893118" calcext:value-type="float">
            <text:p>0.893118</text:p>
          </table:table-cell>
          <table:table-cell office:value-type="float" office:value="0.0125791" calcext:value-type="float">
            <text:p>0.0125791</text:p>
          </table:table-cell>
        </table:table-row>
        <table:table-row table:style-name="ro1">
          <table:table-cell office:value-type="float" office:value="0.893118" calcext:value-type="float">
            <text:p>0.893118</text:p>
          </table:table-cell>
          <table:table-cell office:value-type="float" office:value="0.0124044" calcext:value-type="float">
            <text:p>0.0124044</text:p>
          </table:table-cell>
        </table:table-row>
        <table:table-row table:style-name="ro1">
          <table:table-cell office:value-type="float" office:value="0.893118" calcext:value-type="float">
            <text:p>0.893118</text:p>
          </table:table-cell>
          <table:table-cell office:value-type="float" office:value="0.0122345" calcext:value-type="float">
            <text:p>0.0122345</text:p>
          </table:table-cell>
        </table:table-row>
        <table:table-row table:style-name="ro1">
          <table:table-cell office:value-type="float" office:value="0.893118" calcext:value-type="float">
            <text:p>0.893118</text:p>
          </table:table-cell>
          <table:table-cell office:value-type="float" office:value="0.0120692" calcext:value-type="float">
            <text:p>0.0120692</text:p>
          </table:table-cell>
        </table:table-row>
        <table:table-row table:style-name="ro1">
          <table:table-cell office:value-type="float" office:value="0.893118" calcext:value-type="float">
            <text:p>0.893118</text:p>
          </table:table-cell>
          <table:table-cell office:value-type="float" office:value="0.0119082" calcext:value-type="float">
            <text:p>0.0119082</text:p>
          </table:table-cell>
        </table:table-row>
        <table:table-row table:style-name="ro1">
          <table:table-cell office:value-type="float" office:value="0.893118" calcext:value-type="float">
            <text:p>0.893118</text:p>
          </table:table-cell>
          <table:table-cell office:value-type="float" office:value="0.0117516" calcext:value-type="float">
            <text:p>0.0117516</text:p>
          </table:table-cell>
        </table:table-row>
        <table:table-row table:style-name="ro1">
          <table:table-cell office:value-type="float" office:value="0.893118" calcext:value-type="float">
            <text:p>0.893118</text:p>
          </table:table-cell>
          <table:table-cell office:value-type="float" office:value="0.0115989" calcext:value-type="float">
            <text:p>0.0115989</text:p>
          </table:table-cell>
        </table:table-row>
        <table:table-row table:style-name="ro1">
          <table:table-cell office:value-type="float" office:value="0.893118" calcext:value-type="float">
            <text:p>0.893118</text:p>
          </table:table-cell>
          <table:table-cell office:value-type="float" office:value="0.0114502" calcext:value-type="float">
            <text:p>0.0114502</text:p>
          </table:table-cell>
        </table:table-row>
        <table:table-row table:style-name="ro1">
          <table:table-cell office:value-type="float" office:value="0.893118" calcext:value-type="float">
            <text:p>0.893118</text:p>
          </table:table-cell>
          <table:table-cell office:value-type="float" office:value="0.0113053" calcext:value-type="float">
            <text:p>0.0113053</text:p>
          </table:table-cell>
        </table:table-row>
        <table:table-row table:style-name="ro1">
          <table:table-cell office:value-type="float" office:value="0.893118" calcext:value-type="float">
            <text:p>0.893118</text:p>
          </table:table-cell>
          <table:table-cell office:value-type="float" office:value="0.011164" calcext:value-type="float">
            <text:p>0.011164</text:p>
          </table:table-cell>
        </table:table-row>
        <table:table-row table:style-name="ro1">
          <table:table-cell office:value-type="float" office:value="0.893118" calcext:value-type="float">
            <text:p>0.893118</text:p>
          </table:table-cell>
          <table:table-cell office:value-type="float" office:value="0.0110262" calcext:value-type="float">
            <text:p>0.0110262</text:p>
          </table:table-cell>
        </table:table-row>
        <table:table-row table:style-name="ro1">
          <table:table-cell office:value-type="float" office:value="0.893118" calcext:value-type="float">
            <text:p>0.893118</text:p>
          </table:table-cell>
          <table:table-cell office:value-type="float" office:value="0.0108917" calcext:value-type="float">
            <text:p>0.0108917</text:p>
          </table:table-cell>
        </table:table-row>
        <table:table-row table:style-name="ro1">
          <table:table-cell office:value-type="float" office:value="0.893118" calcext:value-type="float">
            <text:p>0.893118</text:p>
          </table:table-cell>
          <table:table-cell office:value-type="float" office:value="0.0107605" calcext:value-type="float">
            <text:p>0.0107605</text:p>
          </table:table-cell>
        </table:table-row>
        <table:table-row table:style-name="ro1">
          <table:table-cell office:value-type="float" office:value="0.893118" calcext:value-type="float">
            <text:p>0.893118</text:p>
          </table:table-cell>
          <table:table-cell office:value-type="float" office:value="0.0106324" calcext:value-type="float">
            <text:p>0.0106324</text:p>
          </table:table-cell>
        </table:table-row>
        <table:table-row table:style-name="ro1">
          <table:table-cell office:value-type="float" office:value="0.893118" calcext:value-type="float">
            <text:p>0.893118</text:p>
          </table:table-cell>
          <table:table-cell office:value-type="float" office:value="0.0105073" calcext:value-type="float">
            <text:p>0.0105073</text:p>
          </table:table-cell>
        </table:table-row>
        <table:table-row table:style-name="ro1">
          <table:table-cell office:value-type="float" office:value="0.893118" calcext:value-type="float">
            <text:p>0.893118</text:p>
          </table:table-cell>
          <table:table-cell office:value-type="float" office:value="0.0103851" calcext:value-type="float">
            <text:p>0.0103851</text:p>
          </table:table-cell>
        </table:table-row>
        <table:table-row table:style-name="ro1">
          <table:table-cell office:value-type="float" office:value="0.893118" calcext:value-type="float">
            <text:p>0.893118</text:p>
          </table:table-cell>
          <table:table-cell office:value-type="float" office:value="0.0102657" calcext:value-type="float">
            <text:p>0.0102657</text:p>
          </table:table-cell>
        </table:table-row>
        <table:table-row table:style-name="ro1">
          <table:table-cell office:value-type="float" office:value="0.893118" calcext:value-type="float">
            <text:p>0.893118</text:p>
          </table:table-cell>
          <table:table-cell office:value-type="float" office:value="0.0101491" calcext:value-type="float">
            <text:p>0.0101491</text:p>
          </table:table-cell>
        </table:table-row>
        <table:table-row table:style-name="ro1">
          <table:table-cell office:value-type="float" office:value="0.893118" calcext:value-type="float">
            <text:p>0.893118</text:p>
          </table:table-cell>
          <table:table-cell office:value-type="float" office:value="0.010035" calcext:value-type="float">
            <text:p>0.010035</text:p>
          </table:table-cell>
        </table:table-row>
        <table:table-row table:style-name="ro1">
          <table:table-cell office:value-type="float" office:value="0.893118" calcext:value-type="float">
            <text:p>0.893118</text:p>
          </table:table-cell>
          <table:table-cell office:value-type="float" office:value="0.00992354" calcext:value-type="float">
            <text:p>0.009923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0T08:51:08.384850054</meta:creation-date>
    <dc:date>2019-04-20T08:52:07.764769915</dc:date>
    <meta:editing-duration>PT59S</meta:editing-duration>
    <meta:editing-cycles>2</meta:editing-cycles>
    <meta:generator>LibreOffice/6.0.7.3$Linux_X86_64 LibreOffice_project/00m0$Build-3</meta:generator>
    <meta:document-statistic meta:table-count="1" meta:cell-count="182" meta:object-count="0"/>
  </office:meta>
</office:document-meta>
</file>